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53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2.2953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7in" svg:y="2.4461in">
            <draw:object draw:notify-on-update-of-ranges="Sheet1.A14:Sheet1.A513 Sheet1.B13:Sheet1.B13 Sheet1.B14:Sheet1.B513 Sheet1.A14:Sheet1.A513 Sheet1.C13:Sheet1.C13 Sheet1.C14:Sheet1.C5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Dataset name: data/vowel.arff</text:p>
          </table:table-cell>
          <table:table-cell table:number-columns-repeated="3"/>
        </table:table-row>
        <table:table-row table:style-name="ro1">
          <table:table-cell office:value-type="string">
            <text:p>Number of instances: 990</text:p>
          </table:table-cell>
          <table:table-cell table:number-columns-repeated="3"/>
        </table:table-row>
        <table:table-row table:style-name="ro1">
          <table:table-cell office:value-type="string">
            <text:p>Number of attributes: 14</text:p>
          </table:table-cell>
          <table:table-cell table:number-columns-repeated="3"/>
        </table:table-row>
        <table:table-row table:style-name="ro1">
          <table:table-cell office:value-type="string">
            <text:p>Learning algorithm: neuralnet</text:p>
          </table:table-cell>
          <table:table-cell table:number-columns-repeated="3"/>
        </table:table-row>
        <table:table-row table:style-name="ro1">
          <table:table-cell office:value-type="string">
            <text:p>Evaluation method: rando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lculating accuracy on a random hold-out set...</text:p>
          </table:table-cell>
          <table:table-cell table:number-columns-repeated="3"/>
        </table:table-row>
        <table:table-row table:style-name="ro1">
          <table:table-cell office:value-type="string">
            <text:p>Percentage used for training: 0.75</text:p>
          </table:table-cell>
          <table:table-cell table:number-columns-repeated="3"/>
        </table:table-row>
        <table:table-row table:style-name="ro1">
          <table:table-cell office:value-type="string">
            <text:p>Percentage used for testing: 0.25</text:p>
          </table:table-cell>
          <table:table-cell table:number-columns-repeated="3"/>
        </table:table-row>
        <table:table-row table:style-name="ro1">
          <table:table-cell office:value-type="string">
            <text:p>input</text:p>
          </table:table-cell>
          <table:table-cell office:value-type="string">
            <text:p><text:s/>hidden</text:p>
          </table:table-cell>
          <table:table-cell office:value-type="string">
            <text:p><text:s/>hidden layers</text:p>
          </table:table-cell>
          <table:table-cell office:value-type="string">
            <text:p><text:s/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Epochs</text:p>
          </table:table-cell>
          <table:table-cell office:value-type="string">
            <text:p><text:s/>Training MSE</text:p>
          </table:table-cell>
          <table:table-cell office:value-type="string">
            <text:p><text:s/>Validation Classification Accurac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26742489269528">
            <text:p>0.9267424893</text:p>
          </table:table-cell>
          <table:table-cell office:value-type="float" office:value="0.0685483870967742">
            <text:p>0.068548387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11555927849756">
            <text:p>0.9115559278</text:p>
          </table:table-cell>
          <table:table-cell office:value-type="float" office:value="0.0685483870967742">
            <text:p>0.068548387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76608986261662">
            <text:p>0.8766089863</text:p>
          </table:table-cell>
          <table:table-cell office:value-type="float" office:value="0.141129032258065">
            <text:p>0.141129032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29461225392947">
            <text:p>0.8294612254</text:p>
          </table:table-cell>
          <table:table-cell office:value-type="float" office:value="0.141129032258065">
            <text:p>0.141129032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10333199808587">
            <text:p>0.8103331998</text:p>
          </table:table-cell>
          <table:table-cell office:value-type="float" office:value="0.217741935483871">
            <text:p>0.217741935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93673230547423">
            <text:p>0.7936732305</text:p>
          </table:table-cell>
          <table:table-cell office:value-type="float" office:value="0.278225806451613">
            <text:p>0.278225806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76740064077153">
            <text:p>0.7767400641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60771601344225">
            <text:p>0.7607716013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46152225705599">
            <text:p>0.7461522257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32809631497257">
            <text:p>0.7328096315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720590033874082">
            <text:p>0.7205900339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709140222099193">
            <text:p>0.7091402221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697879775683523">
            <text:p>0.6978797757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686571172133852">
            <text:p>0.6865711721</text:p>
          </table:table-cell>
          <table:table-cell office:value-type="float" office:value="0.504032258064516">
            <text:p>0.504032258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675328265258648">
            <text:p>0.6753282653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664144313641246">
            <text:p>0.6641443136</text:p>
          </table:table-cell>
          <table:table-cell office:value-type="float" office:value="0.540322580645161">
            <text:p>0.540322580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653266427979904">
            <text:p>0.653266428</text:p>
          </table:table-cell>
          <table:table-cell office:value-type="float" office:value="0.540322580645161">
            <text:p>0.540322580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642840330226852">
            <text:p>0.6428403302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632775186987802">
            <text:p>0.632775187</text:p>
          </table:table-cell>
          <table:table-cell office:value-type="float" office:value="0.544354838709677">
            <text:p>0.544354838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623063353767648">
            <text:p>0.6230633538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613804724610704">
            <text:p>0.6138047246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605073528139819">
            <text:p>0.6050735281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596856930890352">
            <text:p>0.5968569309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589069350647117">
            <text:p>0.5890693506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581556606685106">
            <text:p>0.5815566067</text:p>
          </table:table-cell>
          <table:table-cell office:value-type="float" office:value="0.600806451612903">
            <text:p>0.600806451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574221448575578">
            <text:p>0.5742214486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567059481470777">
            <text:p>0.5670594815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560011751765614">
            <text:p>0.5600117518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553034990897166">
            <text:p>0.5530349909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546135637064955">
            <text:p>0.5461356371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539299049219925">
            <text:p>0.5392990492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532521833799652">
            <text:p>0.5325218338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525788492765969">
            <text:p>0.5257884928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519017478032909">
            <text:p>0.519017478</text:p>
          </table:table-cell>
          <table:table-cell office:value-type="float" office:value="0.620967741935484">
            <text:p>0.620967741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512113511139767">
            <text:p>0.5121135111</text:p>
          </table:table-cell>
          <table:table-cell office:value-type="float" office:value="0.620967741935484">
            <text:p>0.6209677419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505364632146524">
            <text:p>0.5053646321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49880674520305">
            <text:p>0.4988067452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92367710841514">
            <text:p>0.4923677108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485954234843159">
            <text:p>0.4859542348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479513460304219">
            <text:p>0.4795134603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473121072132782">
            <text:p>0.4731210721</text:p>
          </table:table-cell>
          <table:table-cell office:value-type="float" office:value="0.625">
            <text:p>0.625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466855725144799">
            <text:p>0.4668557251</text:p>
          </table:table-cell>
          <table:table-cell office:value-type="float" office:value="0.629032258064516">
            <text:p>0.629032258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460723542336619">
            <text:p>0.4607235423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454579322746037">
            <text:p>0.4545793227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448569799905716">
            <text:p>0.4485697999</text:p>
          </table:table-cell>
          <table:table-cell office:value-type="float" office:value="0.645161290322581">
            <text:p>0.645161290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442893643783287">
            <text:p>0.4428936438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437343229694818">
            <text:p>0.4373432297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431805654259855">
            <text:p>0.4318056543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426306829270371">
            <text:p>0.4263068293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420834724696093">
            <text:p>0.4208347247</text:p>
          </table:table-cell>
          <table:table-cell office:value-type="float" office:value="0.669354838709677">
            <text:p>0.6693548387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415333710102">
            <text:p>0.4153337101</text:p>
          </table:table-cell>
          <table:table-cell office:value-type="float" office:value="0.681451612903226">
            <text:p>0.681451612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409813628786575">
            <text:p>0.4098136288</text:p>
          </table:table-cell>
          <table:table-cell office:value-type="float" office:value="0.685483870967742">
            <text:p>0.68548387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404388231524588">
            <text:p>0.4043882315</text:p>
          </table:table-cell>
          <table:table-cell office:value-type="float" office:value="0.693548387096774">
            <text:p>0.693548387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399244737236622">
            <text:p>0.3992447372</text:p>
          </table:table-cell>
          <table:table-cell office:value-type="float" office:value="0.693548387096774">
            <text:p>0.693548387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394407125842128">
            <text:p>0.3944071258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389754665200917">
            <text:p>0.3897546652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385227505944205">
            <text:p>0.3852275059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380878016980526">
            <text:p>0.380878017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376677934357318">
            <text:p>0.3766779344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372657618918731">
            <text:p>0.3726576189</text:p>
          </table:table-cell>
          <table:table-cell office:value-type="float" office:value="0.693548387096774">
            <text:p>0.693548387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368812777142532">
            <text:p>0.3688127771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365029552722774">
            <text:p>0.3650295527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361080398572353">
            <text:p>0.3610803986</text:p>
          </table:table-cell>
          <table:table-cell office:value-type="float" office:value="0.709677419354839">
            <text:p>0.709677419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356583785746053">
            <text:p>0.3565837857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35256176537643">
            <text:p>0.3525617654</text:p>
          </table:table-cell>
          <table:table-cell office:value-type="float" office:value="0.713709677419355">
            <text:p>0.7137096774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348528438128483">
            <text:p>0.3485284381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346853348844602">
            <text:p>0.3468533488</text:p>
          </table:table-cell>
          <table:table-cell office:value-type="float" office:value="0.725806451612903">
            <text:p>0.725806451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343376490940698">
            <text:p>0.3433764909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338702860332651">
            <text:p>0.3387028603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334216916716718">
            <text:p>0.3342169167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330487324754665">
            <text:p>0.3304873248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327063279597086">
            <text:p>0.3270632796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323378902810655">
            <text:p>0.3233789028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31900480241177">
            <text:p>0.3190048024</text:p>
          </table:table-cell>
          <table:table-cell office:value-type="float" office:value="0.741935483870968">
            <text:p>0.741935483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314622726917807">
            <text:p>0.3146227269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310359011248764">
            <text:p>0.3103590112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30637047233876">
            <text:p>0.3063704723</text:p>
          </table:table-cell>
          <table:table-cell office:value-type="float" office:value="0.758064516129032">
            <text:p>0.7580645161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302629430337008">
            <text:p>0.3026294303</text:p>
          </table:table-cell>
          <table:table-cell office:value-type="float" office:value="0.754032258064516">
            <text:p>0.7540322581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299072091314683">
            <text:p>0.2990720913</text:p>
          </table:table-cell>
          <table:table-cell office:value-type="float" office:value="0.754032258064516">
            <text:p>0.75403225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295462646282976">
            <text:p>0.2954626463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291768057231724">
            <text:p>0.2917680572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288903423567142">
            <text:p>0.2889034236</text:p>
          </table:table-cell>
          <table:table-cell office:value-type="float" office:value="0.774193548387097">
            <text:p>0.774193548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285575551227227">
            <text:p>0.2855755512</text:p>
          </table:table-cell>
          <table:table-cell office:value-type="float" office:value="0.778225806451613">
            <text:p>0.7782258065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281576225865142">
            <text:p>0.2815762259</text:p>
          </table:table-cell>
          <table:table-cell office:value-type="float" office:value="0.782258064516129">
            <text:p>0.7822580645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278209880517076">
            <text:p>0.2782098805</text:p>
          </table:table-cell>
          <table:table-cell office:value-type="float" office:value="0.786290322580645">
            <text:p>0.7862903226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274464871946133">
            <text:p>0.2744648719</text:p>
          </table:table-cell>
          <table:table-cell office:value-type="float" office:value="0.786290322580645">
            <text:p>0.786290322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269985478347117">
            <text:p>0.2699854783</text:p>
          </table:table-cell>
          <table:table-cell office:value-type="float" office:value="0.790322580645161">
            <text:p>0.790322580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266911253200068">
            <text:p>0.2669112532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263107534769169">
            <text:p>0.2631075348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259274659675657">
            <text:p>0.2592746597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255341449161025">
            <text:p>0.2553414492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251661720211391">
            <text:p>0.2516617202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248287044839955">
            <text:p>0.2482870448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245016475221752">
            <text:p>0.2450164752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24155411233137">
            <text:p>0.2415541123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238077419636719">
            <text:p>0.2380774196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234772981085332">
            <text:p>0.2347729811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231698537996258">
            <text:p>0.231698538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228832551381606">
            <text:p>0.2288325514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26506308634163">
            <text:p>0.2265063086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224413584778261">
            <text:p>0.2244135848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222704395082809">
            <text:p>0.2227043951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221022173119806">
            <text:p>0.2210221731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220022482089914">
            <text:p>0.2200224821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217075563484395">
            <text:p>0.2170755635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21518757021771">
            <text:p>0.2151875702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213426078990374">
            <text:p>0.213426079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211202504918197">
            <text:p>0.2112025049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209106006623077">
            <text:p>0.2091060066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207064709649888">
            <text:p>0.2070647096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205355913793511">
            <text:p>0.2053559138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203554546961111">
            <text:p>0.203554547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200419561330906">
            <text:p>0.2004195613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95425989348044">
            <text:p>0.1954259893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97273760126441">
            <text:p>0.1972737601</text:p>
          </table:table-cell>
          <table:table-cell office:value-type="float" office:value="0.790322580645161">
            <text:p>0.7903225806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96078411443403">
            <text:p>0.1960784114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94077347451416">
            <text:p>0.1940773475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9178466031597">
            <text:p>0.1917846603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89998353938629">
            <text:p>0.1899983539</text:p>
          </table:table-cell>
          <table:table-cell office:value-type="float" office:value="0.790322580645161">
            <text:p>0.790322580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82847867792578">
            <text:p>0.1828478678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91612008326488">
            <text:p>0.1916120083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81204238824568">
            <text:p>0.1812042388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8520700871304">
            <text:p>0.1852070087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76789488196913">
            <text:p>0.1767894882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78330195779211">
            <text:p>0.1783301958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79938593613107">
            <text:p>0.1799385936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77442941472428">
            <text:p>0.1774429415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74286391820301">
            <text:p>0.1742863918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67910020743937">
            <text:p>0.1679100207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70031231637707">
            <text:p>0.1700312316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64943337502311">
            <text:p>0.1649433375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61877735461803">
            <text:p>0.1618777355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59034481139576">
            <text:p>0.1590344811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56694154613943">
            <text:p>0.1566941546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56746085076512">
            <text:p>0.1567460851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5416388671886">
            <text:p>0.1541638867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51931408711443">
            <text:p>0.1519314087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50293042771998">
            <text:p>0.1502930428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49640802288717">
            <text:p>0.1496408023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48126924856738">
            <text:p>0.1481269249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45557935138409">
            <text:p>0.1455579351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45376769188591">
            <text:p>0.1453767692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44656310383846">
            <text:p>0.1446563104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41646430809518">
            <text:p>0.1416464308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40356478457935">
            <text:p>0.1403564785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40902164421795">
            <text:p>0.1409021644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39944581925953">
            <text:p>0.1399445819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3960034083562">
            <text:p>0.1396003408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35522073305315">
            <text:p>0.1355220733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35157849633776">
            <text:p>0.1351578496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3440612785523">
            <text:p>0.1344061279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33450451287404">
            <text:p>0.1334504513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31134939134448">
            <text:p>0.1311349391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30819111818136">
            <text:p>0.1308191118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30985201213671">
            <text:p>0.1309852012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31604741094895">
            <text:p>0.1316047411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30476637718898">
            <text:p>0.1304766377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2732977560399">
            <text:p>0.1273297756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26843344735275">
            <text:p>0.1268433447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27521544500238">
            <text:p>0.1275215445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24962642677356">
            <text:p>0.1249626427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23936944383759">
            <text:p>0.1239369444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21752204226071">
            <text:p>0.1217522042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21133415402518">
            <text:p>0.1211334154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21168241125593">
            <text:p>0.1211682411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20798732491072">
            <text:p>0.1207987325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199066998939">
            <text:p>0.1199066999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2084996437377">
            <text:p>0.1208499644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19187698744854">
            <text:p>0.1191876987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24932485793848">
            <text:p>0.1249324858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17860845508058">
            <text:p>0.1178608455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15934658419439">
            <text:p>0.1159346584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12184815167699">
            <text:p>0.1121848152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15888686904524">
            <text:p>0.1158886869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15162378482712">
            <text:p>0.1151623785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13198405846869">
            <text:p>0.1131984058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12472367099222">
            <text:p>0.1124723671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16428481673813">
            <text:p>0.1164284817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13039812101482">
            <text:p>0.1130398121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19333846590267">
            <text:p>0.1193338466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15223789400121">
            <text:p>0.1152237894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15368227249797">
            <text:p>0.1153682272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13946928287818">
            <text:p>0.1139469283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11704366173443">
            <text:p>0.1117043662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05722655035465">
            <text:p>0.105722655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12065518552117">
            <text:p>0.1120655186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07280773105343">
            <text:p>0.1072807731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11379535149634">
            <text:p>0.1113795351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12857729052339">
            <text:p>0.1128577291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10745966543711">
            <text:p>0.1107459665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03750541984668">
            <text:p>0.103750542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08997771030229">
            <text:p>0.108997771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06622663544101">
            <text:p>0.1066226635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05085836481252">
            <text:p>0.1050858365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04251994228908">
            <text:p>0.1042519942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07973263605952">
            <text:p>0.1079732636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02757210341655">
            <text:p>0.1027572103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06202684218975">
            <text:p>0.1062026842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02728106263515">
            <text:p>0.1027281063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970898131385902">
            <text:p>0.0970898131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00560214069462">
            <text:p>0.1005602141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0993519313666355">
            <text:p>0.0993519314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0999450222363081">
            <text:p>0.0999450222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0974737564903663">
            <text:p>0.0974737565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0969355189040961">
            <text:p>0.0969355189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0985884617896846">
            <text:p>0.0985884618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053763440631">
            <text:p>0.1053763441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0921646606401756">
            <text:p>0.0921646606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0948829244367657">
            <text:p>0.0948829244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927312792402053">
            <text:p>0.0927312792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0913549791579846">
            <text:p>0.0913549792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0947011492045195">
            <text:p>0.0947011492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0938707393699628">
            <text:p>0.0938707394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0935569776400148">
            <text:p>0.0935569776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02813800489794">
            <text:p>0.1028138005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05504313084584">
            <text:p>0.1055043131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933327430484571">
            <text:p>0.093332743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948733529342287">
            <text:p>0.0948733529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97977005691205">
            <text:p>0.0979770057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950023524048511">
            <text:p>0.0950023524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0880460016450771">
            <text:p>0.0880460016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0932671789795414">
            <text:p>0.093267179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0878474385262236">
            <text:p>0.0878474385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0865222918623414">
            <text:p>0.0865222919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0851916502075067">
            <text:p>0.0851916502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0867830221112459">
            <text:p>0.0867830221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0862667553148092">
            <text:p>0.0862667553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0861427989360224">
            <text:p>0.0861427989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0880666591148768">
            <text:p>0.0880666591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844702569172573">
            <text:p>0.0844702569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0871182809998585">
            <text:p>0.087118281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0830923560187268">
            <text:p>0.083092356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0817289146088981">
            <text:p>0.0817289146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0834727603924507">
            <text:p>0.0834727604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0811021780901991">
            <text:p>0.0811021781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0827686048172776">
            <text:p>0.0827686048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817892304936542">
            <text:p>0.0817892305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0820628907057343">
            <text:p>0.0820628907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0785636471969747">
            <text:p>0.0785636472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825241582270637">
            <text:p>0.0825241582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0800808603419465">
            <text:p>0.0800808603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0945575972587252">
            <text:p>0.0945575973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0843047982304935">
            <text:p>0.0843047982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831236343211206">
            <text:p>0.0831236343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0800668879104518">
            <text:p>0.0800668879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0783681647079874">
            <text:p>0.0783681647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0781803289612131">
            <text:p>0.078180329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0779913896147232">
            <text:p>0.0779913896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0854323399717968">
            <text:p>0.08543234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746825825242036">
            <text:p>0.0746825825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753596658484056">
            <text:p>0.0753596658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0738847867469115">
            <text:p>0.0738847867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0748553665143911">
            <text:p>0.0748553665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0743505825302446">
            <text:p>0.0743505825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0754268142051422">
            <text:p>0.0754268142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70723505898341">
            <text:p>0.0707235059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0704114758602043">
            <text:p>0.0704114759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0706499698588366">
            <text:p>0.0706499699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066587033292622">
            <text:p>0.0665870333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0650717697792239">
            <text:p>0.0650717698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0656396412588424">
            <text:p>0.0656396413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0630781447996759">
            <text:p>0.0630781448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0652995534244448">
            <text:p>0.0652995534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0609331008011803">
            <text:p>0.0609331008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64079262374737">
            <text:p>0.0640792624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0590240797753264">
            <text:p>0.0590240798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0584440427034785">
            <text:p>0.0584440427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0585515275371434">
            <text:p>0.0585515275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0578294881436734">
            <text:p>0.0578294881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0576778860473882">
            <text:p>0.057677886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602758213418681">
            <text:p>0.0602758213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0736953728278611">
            <text:p>0.0736953728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063243263289679">
            <text:p>0.0632432633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586285956388091">
            <text:p>0.0586285956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573585021791847">
            <text:p>0.0573585022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601136170756319">
            <text:p>0.0601136171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595377274607122">
            <text:p>0.0595377275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591642566086337">
            <text:p>0.0591642566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609708432730424">
            <text:p>0.0609708433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053985712736584">
            <text:p>0.0539857127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0549375700763589">
            <text:p>0.0549375701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530452518110935">
            <text:p>0.0530452518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546865439464579">
            <text:p>0.0546865439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568509364344665">
            <text:p>0.0568509364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642074628037336">
            <text:p>0.0642074628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62286928360795">
            <text:p>0.0622869284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577084826173801">
            <text:p>0.0577084826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530790083209467">
            <text:p>0.0530790083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555899312055782">
            <text:p>0.0555899312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500941869332256">
            <text:p>0.0500941869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538520200068324">
            <text:p>0.05385202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528357417183175">
            <text:p>0.0528357417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484004451331326">
            <text:p>0.0484004451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450445361842474">
            <text:p>0.0450445362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630312715102892">
            <text:p>0.0630312715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479692585811119">
            <text:p>0.0479692586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513446665963197">
            <text:p>0.0513446666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440524361728656">
            <text:p>0.0440524362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446453470088253">
            <text:p>0.044645347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517040204873086">
            <text:p>0.0517040205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493790015642971">
            <text:p>0.0493790016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0458917847089279">
            <text:p>0.0458917847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0423422208112599">
            <text:p>0.0423422208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43796281319622">
            <text:p>0.0437962813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507728278730404">
            <text:p>0.0507728279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0490925297938259">
            <text:p>0.0490925298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458930745920664">
            <text:p>0.0458930746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456334846644984">
            <text:p>0.0456334847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420841847183711">
            <text:p>0.0420841847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443546655752514">
            <text:p>0.0443546656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44607508786564">
            <text:p>0.0446075088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377184084964294">
            <text:p>0.0377184085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0372298620979559">
            <text:p>0.0372298621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363427317913122">
            <text:p>0.0363427318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0372445188793165">
            <text:p>0.0372445189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479932600421874">
            <text:p>0.04799326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0369333754409218">
            <text:p>0.0369333754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425964944766869">
            <text:p>0.0425964945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339697006765949">
            <text:p>0.0339697007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352560077226168">
            <text:p>0.0352560077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385396613236132">
            <text:p>0.0385396613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0366402294114082">
            <text:p>0.0366402294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343186806641509">
            <text:p>0.0343186807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357285308242457">
            <text:p>0.0357285308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399080101438459">
            <text:p>0.0399080101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345652569771189">
            <text:p>0.034565257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385047588538426">
            <text:p>0.0385047589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381597263213769">
            <text:p>0.0381597263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353023410277894">
            <text:p>0.035302341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307962032095283">
            <text:p>0.0307962032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324796596810068">
            <text:p>0.0324796597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313848468024913">
            <text:p>0.0313848468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370280018095906">
            <text:p>0.0370280018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0320058848952536">
            <text:p>0.0320058849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0309137038869776">
            <text:p>0.0309137039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0374713745112604">
            <text:p>0.0374713745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0328197033609838">
            <text:p>0.0328197034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303843574939332">
            <text:p>0.0303843575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0316092516828989">
            <text:p>0.0316092517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315809586765647">
            <text:p>0.0315809587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0372756031210407">
            <text:p>0.0372756031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0321035072154256">
            <text:p>0.0321035072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292683749444296">
            <text:p>0.0292683749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304567792729211">
            <text:p>0.0304567793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296204961094215">
            <text:p>0.0296204961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398010805597512">
            <text:p>0.0398010806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0304029978628284">
            <text:p>0.0304029979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342663170101957">
            <text:p>0.034266317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283274460380415">
            <text:p>0.028327446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0275585775954169">
            <text:p>0.0275585776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0274607431821095">
            <text:p>0.0274607432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0281897028263804">
            <text:p>0.0281897028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28227687448827">
            <text:p>0.0282276874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306317088211876">
            <text:p>0.0306317088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0283131252627983">
            <text:p>0.0283131253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029311350523239">
            <text:p>0.0293113505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0272682481593633">
            <text:p>0.0272682482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0271130528756099">
            <text:p>0.0271130529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0284700432360342">
            <text:p>0.0284700432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0388323167212419">
            <text:p>0.0388323167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030718381201494">
            <text:p>0.0307183812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0358228072284526">
            <text:p>0.0358228072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277580923080468">
            <text:p>0.0277580923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288174325678922">
            <text:p>0.0288174326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270045460965612">
            <text:p>0.0270045461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263631135266884">
            <text:p>0.0263631135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32825893734535">
            <text:p>0.0328258937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26506500897433">
            <text:p>0.0265065009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0255724530597674">
            <text:p>0.0255724531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259017071962156">
            <text:p>0.0259017072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259233904025513">
            <text:p>0.0259233904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370645535797333">
            <text:p>0.0370645536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261527870970982">
            <text:p>0.0261527871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258132637620215">
            <text:p>0.0258132638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258401577651665">
            <text:p>0.0258401578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38170544002965">
            <text:p>0.038170544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290419464035171">
            <text:p>0.0290419464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649494723430606">
            <text:p>0.0649494723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33997478160091">
            <text:p>0.0339974782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260906718925647">
            <text:p>0.0260906719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2691766594723">
            <text:p>0.0269176659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254456744816652">
            <text:p>0.0254456745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255019522911075">
            <text:p>0.0255019523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250089762577877">
            <text:p>0.0250089763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0252415000238094">
            <text:p>0.0252415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247540061174676">
            <text:p>0.0247540061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251783597150689">
            <text:p>0.0251783597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300577093488524">
            <text:p>0.0300577093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276697474584962">
            <text:p>0.0276697475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248660630424696">
            <text:p>0.024866063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393831830082146">
            <text:p>0.039383183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27276096689495">
            <text:p>0.0272760967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439633475920918">
            <text:p>0.0439633476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258040854605687">
            <text:p>0.0258040855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289642224533857">
            <text:p>0.0289642225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244009299656776">
            <text:p>0.02440093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433448583448658">
            <text:p>0.0433448583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242098366617423">
            <text:p>0.0242098367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236721449304965">
            <text:p>0.0236721449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5074531976777">
            <text:p>0.0507453198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0263915452033008">
            <text:p>0.0263915452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0267259642265843">
            <text:p>0.0267259642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0237200952043988">
            <text:p>0.0237200952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0234916249712204">
            <text:p>0.023491625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0258109871132771">
            <text:p>0.0258109871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0248832281908643">
            <text:p>0.0248832282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0266022223263718">
            <text:p>0.0266022223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239438982181029">
            <text:p>0.0239438982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0436125349536929">
            <text:p>0.043612535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0261475018302541">
            <text:p>0.0261475018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0229402637704719">
            <text:p>0.0229402638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0230265319964376">
            <text:p>0.023026532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0243055932381056">
            <text:p>0.0243055932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0228962760802141">
            <text:p>0.0228962761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0235457183111737">
            <text:p>0.0235457183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0389754428614583">
            <text:p>0.0389754429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0402137976830863">
            <text:p>0.0402137977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35051083648619">
            <text:p>0.0350510836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0387336233064043">
            <text:p>0.0387336233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0237193734535285">
            <text:p>0.0237193735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0224917100284114">
            <text:p>0.02249171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0216694630636786">
            <text:p>0.0216694631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0214189302617372">
            <text:p>0.0214189303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0210529014642189">
            <text:p>0.0210529015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0240891133246064">
            <text:p>0.0240891133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0298476926344697">
            <text:p>0.0298476926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0221718136318583">
            <text:p>0.0221718136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216332411225803">
            <text:p>0.0216332411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0238666146334118">
            <text:p>0.0238666146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0474195833032076">
            <text:p>0.0474195833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0211501660329863">
            <text:p>0.021150166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0192747952957268">
            <text:p>0.0192747953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184028185462278">
            <text:p>0.0184028185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0391684342213296">
            <text:p>0.0391684342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0206770520001658">
            <text:p>0.020677052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0411512217172436">
            <text:p>0.0411512217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0346484849564773">
            <text:p>0.034648485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03280390260437">
            <text:p>0.0328039026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023450063019777">
            <text:p>0.023450063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0191422557136745">
            <text:p>0.0191422557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0325547826984393">
            <text:p>0.0325547827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0190097254468676">
            <text:p>0.0190097254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174156829202526">
            <text:p>0.0174156829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0391469969521569">
            <text:p>0.039146997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0386070123759443">
            <text:p>0.0386070124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023516331305934">
            <text:p>0.0235163313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0246042559934165">
            <text:p>0.024604256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0205961664592045">
            <text:p>0.0205961665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0157307690465912">
            <text:p>0.015730769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0182889760528514">
            <text:p>0.0182889761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0152313384284924">
            <text:p>0.0152313384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015129989417337">
            <text:p>0.0151299894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213915771501235">
            <text:p>0.0213915772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0226924247050232">
            <text:p>0.0226924247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0151768951392762">
            <text:p>0.0151768951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0148176075311061">
            <text:p>0.0148176075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0145826227821929">
            <text:p>0.0145826228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0145231343708563">
            <text:p>0.0145231344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0144141826899969">
            <text:p>0.0144141827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0143956667832762">
            <text:p>0.0143956668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019777195899724">
            <text:p>0.0197771959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0147281723603272">
            <text:p>0.0147281724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150455783801469">
            <text:p>0.0150455784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014258088068604">
            <text:p>0.0142580881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0357112400691494">
            <text:p>0.0357112401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0158722625417488">
            <text:p>0.0158722625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0142916566988408">
            <text:p>0.0142916567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0212601954313323">
            <text:p>0.0212601954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015027793193619">
            <text:p>0.0150277932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0172146473919779">
            <text:p>0.0172146474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0138205381711428">
            <text:p>0.0138205382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0202827867221352">
            <text:p>0.0202827867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0144624877726115">
            <text:p>0.0144624878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0139275011591332">
            <text:p>0.0139275012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03204591178549">
            <text:p>0.0320459118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0274165406737992">
            <text:p>0.0274165407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0144847736808981">
            <text:p>0.0144847737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03613816957008">
            <text:p>0.0361381696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027099434967382">
            <text:p>0.027099435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226684609335284">
            <text:p>0.0226684609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0154107587616526">
            <text:p>0.0154107588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0236423065227983">
            <text:p>0.0236423065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0254099396050423">
            <text:p>0.0254099396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0145029298528698">
            <text:p>0.0145029299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0137570516867299">
            <text:p>0.0137570517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0133960646959939">
            <text:p>0.0133960647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0131966442204999">
            <text:p>0.0131966442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127981056863149">
            <text:p>0.0127981057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0122327864648587">
            <text:p>0.0122327865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0120368917928672">
            <text:p>0.0120368918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0118946729295523">
            <text:p>0.0118946729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011787404494974">
            <text:p>0.0117874045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0117055864349724">
            <text:p>0.0117055864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011637273175636">
            <text:p>0.0116372732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0115780979961873">
            <text:p>0.011578098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0115245523475241">
            <text:p>0.0115245523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0114752053985315">
            <text:p>0.0114752054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0114290568396468">
            <text:p>0.0114290568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0113854876132739">
            <text:p>0.0113854876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113440992728873">
            <text:p>0.0113440993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string">
            <text:p>Time to train (in seconds): 84.94</text:p>
          </table:table-cell>
          <table:table-cell table:number-columns-repeated="3"/>
        </table:table-row>
        <table:table-row table:style-name="ro1">
          <table:table-cell office:value-type="string">
            <text:p>Training set accuracy: 0.9932614555256065</text:p>
          </table:table-cell>
          <table:table-cell table:number-columns-repeated="3"/>
        </table:table-row>
        <table:table-row table:style-name="ro1">
          <table:table-cell office:value-type="string">
            <text:p>Test set accuracy: 0.939516129032258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22:4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22:45:27</dc:date>
    <dc:creator>steve </dc:creator>
    <meta:generator>LibreOffice/3.4$Unix LibreOffice_project/340m1$Build-402</meta:generator>
    <meta:editing-duration>PT1H48M28S</meta:editing-duration>
    <meta:editing-cycles>2</meta:editing-cycles>
    <meta:document-statistic meta:table-count="1" meta:cell-count="15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897cm" svg:y="0.316cm" chart:style-name="ch2">
          <text:p>Training MSE, Validation Classification Accuracy vs. Epochs</text:p>
        </chart:title>
        <chart:legend chart:legend-position="end" svg:x="10.872cm" svg:y="3.753cm" style:legend-expansion="high" chart:style-name="ch3"/>
        <chart:plot-area chart:style-name="ch4" table:cell-range-address="Sheet1.A14:Sheet1.C513 Sheet1.B13:Sheet1.C13" chart:data-source-has-labels="row" svg:x="1.331cm" svg:y="1.635cm" svg:width="8.901cm" svg:height="6.204cm">
          <chartooo:coordinate-region svg:x="2.058cm" svg:y="1.834cm" svg:width="7.894cm" svg:height="5.358cm"/>
          <chart:axis chart:dimension="x" chart:name="primary-x" chart:style-name="ch5">
            <chart:title svg:x="5.181cm" svg:y="8.019cm" chart:style-name="ch6">
              <text:p>Epochs</text:p>
            </chart:title>
            <chart:grid chart:style-name="ch7" chart:class="major"/>
          </chart:axis>
          <chart:axis chart:dimension="y" chart:name="primary-y" chart:style-name="ch5">
            <chart:title svg:x="0.451cm" svg:y="4.94cm" chart:style-name="ch8">
              <text:p>%</text:p>
            </chart:title>
            <chart:grid chart:style-name="ch7" chart:class="major"/>
          </chart:axis>
          <chart:series chart:style-name="ch9" chart:values-cell-range-address="Sheet1.B14:Sheet1.B513" chart:label-cell-address="Sheet1.B13:Sheet1.B13" chart:class="chart:scatter">
            <chart:domain table:cell-range-address="Sheet1.A14:Sheet1.A513"/>
            <chart:data-point chart:repeated="500"/>
          </chart:series>
          <chart:series chart:style-name="ch10" chart:values-cell-range-address="Sheet1.C14:Sheet1.C513" chart:label-cell-address="Sheet1.C13:Sheet1.C13" chart:class="chart:scatter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raining MSE</text:p>
                <draw:g>
                  <svg:desc>Sheet1.B13:Sheet1.B13</svg:desc>
                </draw:g>
              </table:table-cell>
              <table:table-cell office:value-type="string">
                <text:p> Validation Classification Accuracy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4:Sheet1.A513</svg:desc>
                </draw:g>
              </table:table-cell>
              <table:table-cell office:value-type="float" office:value="0.926742489269528">
                <text:p>0.926742489269528</text:p>
                <draw:g>
                  <svg:desc>Sheet1.B14:Sheet1.B513</svg:desc>
                </draw:g>
              </table:table-cell>
              <table:table-cell office:value-type="float" office:value="0.0685483870967742">
                <text:p>0.0685483870967742</text:p>
                <draw:g>
                  <svg:desc>Sheet1.C14:Sheet1.C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1555927849756">
                <text:p>0.911555927849756</text:p>
              </table:table-cell>
              <table:table-cell office:value-type="float" office:value="0.0685483870967742">
                <text:p>0.0685483870967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6608986261662">
                <text:p>0.876608986261662</text:p>
              </table:table-cell>
              <table:table-cell office:value-type="float" office:value="0.141129032258065">
                <text:p>0.1411290322580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29461225392947">
                <text:p>0.829461225392947</text:p>
              </table:table-cell>
              <table:table-cell office:value-type="float" office:value="0.141129032258065">
                <text:p>0.141129032258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10333199808587">
                <text:p>0.810333199808587</text:p>
              </table:table-cell>
              <table:table-cell office:value-type="float" office:value="0.217741935483871">
                <text:p>0.217741935483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93673230547423">
                <text:p>0.793673230547423</text:p>
              </table:table-cell>
              <table:table-cell office:value-type="float" office:value="0.278225806451613">
                <text:p>0.278225806451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76740064077153">
                <text:p>0.776740064077153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60771601344225">
                <text:p>0.76077160134422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46152225705599">
                <text:p>0.746152225705599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32809631497257">
                <text:p>0.732809631497257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20590033874082">
                <text:p>0.720590033874082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09140222099193">
                <text:p>0.709140222099193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97879775683523">
                <text:p>0.697879775683523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86571172133852">
                <text:p>0.686571172133852</text:p>
              </table:table-cell>
              <table:table-cell office:value-type="float" office:value="0.504032258064516">
                <text:p>0.5040322580645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75328265258648">
                <text:p>0.675328265258648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64144313641246">
                <text:p>0.664144313641246</text:p>
              </table:table-cell>
              <table:table-cell office:value-type="float" office:value="0.540322580645161">
                <text:p>0.5403225806451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53266427979904">
                <text:p>0.653266427979904</text:p>
              </table:table-cell>
              <table:table-cell office:value-type="float" office:value="0.540322580645161">
                <text:p>0.5403225806451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42840330226852">
                <text:p>0.642840330226852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32775186987802">
                <text:p>0.632775186987802</text:p>
              </table:table-cell>
              <table:table-cell office:value-type="float" office:value="0.544354838709677">
                <text:p>0.544354838709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23063353767648">
                <text:p>0.623063353767648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13804724610704">
                <text:p>0.613804724610704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05073528139819">
                <text:p>0.605073528139819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96856930890352">
                <text:p>0.596856930890352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89069350647117">
                <text:p>0.589069350647117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581556606685106">
                <text:p>0.581556606685106</text:p>
              </table:table-cell>
              <table:table-cell office:value-type="float" office:value="0.600806451612903">
                <text:p>0.6008064516129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574221448575578">
                <text:p>0.574221448575578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67059481470777">
                <text:p>0.567059481470777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560011751765614">
                <text:p>0.560011751765614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553034990897166">
                <text:p>0.553034990897166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46135637064955">
                <text:p>0.546135637064955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539299049219925">
                <text:p>0.539299049219925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32521833799652">
                <text:p>0.532521833799652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525788492765969">
                <text:p>0.525788492765969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519017478032909">
                <text:p>0.519017478032909</text:p>
              </table:table-cell>
              <table:table-cell office:value-type="float" office:value="0.620967741935484">
                <text:p>0.6209677419354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12113511139767">
                <text:p>0.512113511139767</text:p>
              </table:table-cell>
              <table:table-cell office:value-type="float" office:value="0.620967741935484">
                <text:p>0.6209677419354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505364632146524">
                <text:p>0.505364632146524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880674520305">
                <text:p>0.49880674520305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2367710841514">
                <text:p>0.492367710841514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85954234843159">
                <text:p>0.485954234843159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79513460304219">
                <text:p>0.479513460304219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73121072132782">
                <text:p>0.473121072132782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66855725144799">
                <text:p>0.466855725144799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60723542336619">
                <text:p>0.460723542336619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54579322746037">
                <text:p>0.454579322746037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48569799905716">
                <text:p>0.448569799905716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42893643783287">
                <text:p>0.442893643783287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37343229694818">
                <text:p>0.437343229694818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31805654259855">
                <text:p>0.431805654259855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26306829270371">
                <text:p>0.426306829270371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20834724696093">
                <text:p>0.420834724696093</text:p>
              </table:table-cell>
              <table:table-cell office:value-type="float" office:value="0.669354838709677">
                <text:p>0.6693548387096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15333710102">
                <text:p>0.415333710102</text:p>
              </table:table-cell>
              <table:table-cell office:value-type="float" office:value="0.681451612903226">
                <text:p>0.6814516129032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09813628786575">
                <text:p>0.409813628786575</text:p>
              </table:table-cell>
              <table:table-cell office:value-type="float" office:value="0.685483870967742">
                <text:p>0.6854838709677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04388231524588">
                <text:p>0.404388231524588</text:p>
              </table:table-cell>
              <table:table-cell office:value-type="float" office:value="0.693548387096774">
                <text:p>0.6935483870967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399244737236622">
                <text:p>0.399244737236622</text:p>
              </table:table-cell>
              <table:table-cell office:value-type="float" office:value="0.693548387096774">
                <text:p>0.6935483870967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394407125842128">
                <text:p>0.394407125842128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389754665200917">
                <text:p>0.389754665200917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385227505944205">
                <text:p>0.385227505944205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380878016980526">
                <text:p>0.380878016980526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376677934357318">
                <text:p>0.376677934357318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372657618918731">
                <text:p>0.372657618918731</text:p>
              </table:table-cell>
              <table:table-cell office:value-type="float" office:value="0.693548387096774">
                <text:p>0.6935483870967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368812777142532">
                <text:p>0.368812777142532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365029552722774">
                <text:p>0.365029552722774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361080398572353">
                <text:p>0.361080398572353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356583785746053">
                <text:p>0.356583785746053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35256176537643">
                <text:p>0.35256176537643</text:p>
              </table:table-cell>
              <table:table-cell office:value-type="float" office:value="0.713709677419355">
                <text:p>0.7137096774193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348528438128483">
                <text:p>0.348528438128483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346853348844602">
                <text:p>0.346853348844602</text:p>
              </table:table-cell>
              <table:table-cell office:value-type="float" office:value="0.725806451612903">
                <text:p>0.7258064516129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343376490940698">
                <text:p>0.343376490940698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338702860332651">
                <text:p>0.338702860332651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334216916716718">
                <text:p>0.334216916716718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330487324754665">
                <text:p>0.330487324754665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327063279597086">
                <text:p>0.327063279597086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323378902810655">
                <text:p>0.323378902810655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31900480241177">
                <text:p>0.31900480241177</text:p>
              </table:table-cell>
              <table:table-cell office:value-type="float" office:value="0.741935483870968">
                <text:p>0.7419354838709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314622726917807">
                <text:p>0.31462272691780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310359011248764">
                <text:p>0.31035901124876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30637047233876">
                <text:p>0.30637047233876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302629430337008">
                <text:p>0.302629430337008</text:p>
              </table:table-cell>
              <table:table-cell office:value-type="float" office:value="0.754032258064516">
                <text:p>0.7540322580645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299072091314683">
                <text:p>0.299072091314683</text:p>
              </table:table-cell>
              <table:table-cell office:value-type="float" office:value="0.754032258064516">
                <text:p>0.7540322580645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95462646282976">
                <text:p>0.295462646282976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291768057231724">
                <text:p>0.291768057231724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288903423567142">
                <text:p>0.288903423567142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285575551227227">
                <text:p>0.285575551227227</text:p>
              </table:table-cell>
              <table:table-cell office:value-type="float" office:value="0.778225806451613">
                <text:p>0.7782258064516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281576225865142">
                <text:p>0.281576225865142</text:p>
              </table:table-cell>
              <table:table-cell office:value-type="float" office:value="0.782258064516129">
                <text:p>0.7822580645161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278209880517076">
                <text:p>0.278209880517076</text:p>
              </table:table-cell>
              <table:table-cell office:value-type="float" office:value="0.786290322580645">
                <text:p>0.7862903225806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274464871946133">
                <text:p>0.274464871946133</text:p>
              </table:table-cell>
              <table:table-cell office:value-type="float" office:value="0.786290322580645">
                <text:p>0.7862903225806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269985478347117">
                <text:p>0.269985478347117</text:p>
              </table:table-cell>
              <table:table-cell office:value-type="float" office:value="0.790322580645161">
                <text:p>0.7903225806451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266911253200068">
                <text:p>0.266911253200068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263107534769169">
                <text:p>0.263107534769169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59274659675657">
                <text:p>0.259274659675657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255341449161025">
                <text:p>0.255341449161025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251661720211391">
                <text:p>0.251661720211391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248287044839955">
                <text:p>0.248287044839955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245016475221752">
                <text:p>0.245016475221752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24155411233137">
                <text:p>0.24155411233137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238077419636719">
                <text:p>0.238077419636719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234772981085332">
                <text:p>0.234772981085332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231698537996258">
                <text:p>0.231698537996258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228832551381606">
                <text:p>0.228832551381606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26506308634163">
                <text:p>0.226506308634163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224413584778261">
                <text:p>0.224413584778261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222704395082809">
                <text:p>0.222704395082809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221022173119806">
                <text:p>0.221022173119806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220022482089914">
                <text:p>0.220022482089914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217075563484395">
                <text:p>0.217075563484395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21518757021771">
                <text:p>0.21518757021771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213426078990374">
                <text:p>0.213426078990374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211202504918197">
                <text:p>0.211202504918197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209106006623077">
                <text:p>0.209106006623077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207064709649888">
                <text:p>0.207064709649888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205355913793511">
                <text:p>0.205355913793511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203554546961111">
                <text:p>0.203554546961111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200419561330906">
                <text:p>0.200419561330906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195425989348044">
                <text:p>0.195425989348044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197273760126441">
                <text:p>0.197273760126441</text:p>
              </table:table-cell>
              <table:table-cell office:value-type="float" office:value="0.790322580645161">
                <text:p>0.7903225806451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196078411443403">
                <text:p>0.196078411443403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194077347451416">
                <text:p>0.194077347451416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19178466031597">
                <text:p>0.19178466031597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189998353938629">
                <text:p>0.189998353938629</text:p>
              </table:table-cell>
              <table:table-cell office:value-type="float" office:value="0.790322580645161">
                <text:p>0.7903225806451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182847867792578">
                <text:p>0.182847867792578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191612008326488">
                <text:p>0.191612008326488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181204238824568">
                <text:p>0.181204238824568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18520700871304">
                <text:p>0.18520700871304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176789488196913">
                <text:p>0.176789488196913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178330195779211">
                <text:p>0.178330195779211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179938593613107">
                <text:p>0.179938593613107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177442941472428">
                <text:p>0.177442941472428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174286391820301">
                <text:p>0.174286391820301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167910020743937">
                <text:p>0.167910020743937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170031231637707">
                <text:p>0.170031231637707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164943337502311">
                <text:p>0.164943337502311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161877735461803">
                <text:p>0.161877735461803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159034481139576">
                <text:p>0.159034481139576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156694154613943">
                <text:p>0.156694154613943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156746085076512">
                <text:p>0.156746085076512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15416388671886">
                <text:p>0.15416388671886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151931408711443">
                <text:p>0.151931408711443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150293042771998">
                <text:p>0.150293042771998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149640802288717">
                <text:p>0.149640802288717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148126924856738">
                <text:p>0.148126924856738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145557935138409">
                <text:p>0.145557935138409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145376769188591">
                <text:p>0.145376769188591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144656310383846">
                <text:p>0.144656310383846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141646430809518">
                <text:p>0.141646430809518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140356478457935">
                <text:p>0.140356478457935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140902164421795">
                <text:p>0.140902164421795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139944581925953">
                <text:p>0.139944581925953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13960034083562">
                <text:p>0.13960034083562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135522073305315">
                <text:p>0.135522073305315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135157849633776">
                <text:p>0.135157849633776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13440612785523">
                <text:p>0.13440612785523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133450451287404">
                <text:p>0.133450451287404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131134939134448">
                <text:p>0.131134939134448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130819111818136">
                <text:p>0.130819111818136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130985201213671">
                <text:p>0.130985201213671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131604741094895">
                <text:p>0.131604741094895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130476637718898">
                <text:p>0.130476637718898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12732977560399">
                <text:p>0.12732977560399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126843344735275">
                <text:p>0.126843344735275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127521544500238">
                <text:p>0.127521544500238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124962642677356">
                <text:p>0.124962642677356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123936944383759">
                <text:p>0.123936944383759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121752204226071">
                <text:p>0.121752204226071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121133415402518">
                <text:p>0.121133415402518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121168241125593">
                <text:p>0.121168241125593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120798732491072">
                <text:p>0.120798732491072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1199066998939">
                <text:p>0.1199066998939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12084996437377">
                <text:p>0.12084996437377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119187698744854">
                <text:p>0.119187698744854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124932485793848">
                <text:p>0.124932485793848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117860845508058">
                <text:p>0.117860845508058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115934658419439">
                <text:p>0.115934658419439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112184815167699">
                <text:p>0.112184815167699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115888686904524">
                <text:p>0.115888686904524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115162378482712">
                <text:p>0.115162378482712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113198405846869">
                <text:p>0.113198405846869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112472367099222">
                <text:p>0.112472367099222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116428481673813">
                <text:p>0.116428481673813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113039812101482">
                <text:p>0.113039812101482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119333846590267">
                <text:p>0.11933384659026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115223789400121">
                <text:p>0.115223789400121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115368227249797">
                <text:p>0.115368227249797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113946928287818">
                <text:p>0.113946928287818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111704366173443">
                <text:p>0.111704366173443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105722655035465">
                <text:p>0.105722655035465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112065518552117">
                <text:p>0.112065518552117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107280773105343">
                <text:p>0.107280773105343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111379535149634">
                <text:p>0.111379535149634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112857729052339">
                <text:p>0.112857729052339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110745966543711">
                <text:p>0.110745966543711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103750541984668">
                <text:p>0.103750541984668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108997771030229">
                <text:p>0.108997771030229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106622663544101">
                <text:p>0.106622663544101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105085836481252">
                <text:p>0.105085836481252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104251994228908">
                <text:p>0.104251994228908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107973263605952">
                <text:p>0.107973263605952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102757210341655">
                <text:p>0.102757210341655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106202684218975">
                <text:p>0.106202684218975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102728106263515">
                <text:p>0.102728106263515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970898131385902">
                <text:p>0.0970898131385902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100560214069462">
                <text:p>0.100560214069462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993519313666355">
                <text:p>0.0993519313666355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999450222363081">
                <text:p>0.0999450222363081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974737564903663">
                <text:p>0.0974737564903663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969355189040961">
                <text:p>0.0969355189040961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985884617896846">
                <text:p>0.0985884617896846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1053763440631">
                <text:p>0.1053763440631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921646606401756">
                <text:p>0.0921646606401756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948829244367657">
                <text:p>0.0948829244367657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927312792402053">
                <text:p>0.0927312792402053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913549791579846">
                <text:p>0.0913549791579846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947011492045195">
                <text:p>0.0947011492045195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938707393699628">
                <text:p>0.0938707393699628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935569776400148">
                <text:p>0.0935569776400148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102813800489794">
                <text:p>0.102813800489794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105504313084584">
                <text:p>0.105504313084584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933327430484571">
                <text:p>0.0933327430484571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948733529342287">
                <text:p>0.0948733529342287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97977005691205">
                <text:p>0.09797700569120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950023524048511">
                <text:p>0.0950023524048511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880460016450771">
                <text:p>0.0880460016450771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932671789795414">
                <text:p>0.0932671789795414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878474385262236">
                <text:p>0.0878474385262236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865222918623414">
                <text:p>0.0865222918623414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851916502075067">
                <text:p>0.0851916502075067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867830221112459">
                <text:p>0.0867830221112459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862667553148092">
                <text:p>0.086266755314809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861427989360224">
                <text:p>0.086142798936022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880666591148768">
                <text:p>0.0880666591148768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844702569172573">
                <text:p>0.0844702569172573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871182809998585">
                <text:p>0.0871182809998585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830923560187268">
                <text:p>0.0830923560187268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817289146088981">
                <text:p>0.0817289146088981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834727603924507">
                <text:p>0.0834727603924507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811021780901991">
                <text:p>0.0811021780901991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827686048172776">
                <text:p>0.082768604817277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817892304936542">
                <text:p>0.081789230493654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820628907057343">
                <text:p>0.0820628907057343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785636471969747">
                <text:p>0.0785636471969747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825241582270637">
                <text:p>0.0825241582270637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800808603419465">
                <text:p>0.0800808603419465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945575972587252">
                <text:p>0.0945575972587252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843047982304935">
                <text:p>0.0843047982304935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831236343211206">
                <text:p>0.083123634321120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800668879104518">
                <text:p>0.0800668879104518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783681647079874">
                <text:p>0.078368164707987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781803289612131">
                <text:p>0.0781803289612131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779913896147232">
                <text:p>0.0779913896147232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854323399717968">
                <text:p>0.0854323399717968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746825825242036">
                <text:p>0.0746825825242036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753596658484056">
                <text:p>0.0753596658484056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738847867469115">
                <text:p>0.0738847867469115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748553665143911">
                <text:p>0.0748553665143911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743505825302446">
                <text:p>0.0743505825302446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0754268142051422">
                <text:p>0.0754268142051422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70723505898341">
                <text:p>0.070723505898341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704114758602043">
                <text:p>0.0704114758602043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706499698588366">
                <text:p>0.0706499698588366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66587033292622">
                <text:p>0.06658703329262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650717697792239">
                <text:p>0.0650717697792239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0656396412588424">
                <text:p>0.0656396412588424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630781447996759">
                <text:p>0.0630781447996759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652995534244448">
                <text:p>0.0652995534244448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609331008011803">
                <text:p>0.0609331008011803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64079262374737">
                <text:p>0.064079262374737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590240797753264">
                <text:p>0.0590240797753264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584440427034785">
                <text:p>0.0584440427034785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585515275371434">
                <text:p>0.0585515275371434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578294881436734">
                <text:p>0.0578294881436734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576778860473882">
                <text:p>0.0576778860473882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602758213418681">
                <text:p>0.060275821341868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736953728278611">
                <text:p>0.0736953728278611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63243263289679">
                <text:p>0.06324326328967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586285956388091">
                <text:p>0.0586285956388091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573585021791847">
                <text:p>0.0573585021791847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601136170756319">
                <text:p>0.0601136170756319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595377274607122">
                <text:p>0.0595377274607122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591642566086337">
                <text:p>0.059164256608633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609708432730424">
                <text:p>0.0609708432730424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53985712736584">
                <text:p>0.053985712736584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549375700763589">
                <text:p>0.0549375700763589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530452518110935">
                <text:p>0.0530452518110935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546865439464579">
                <text:p>0.0546865439464579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568509364344665">
                <text:p>0.0568509364344665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642074628037336">
                <text:p>0.0642074628037336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62286928360795">
                <text:p>0.062286928360795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577084826173801">
                <text:p>0.0577084826173801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530790083209467">
                <text:p>0.0530790083209467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555899312055782">
                <text:p>0.0555899312055782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500941869332256">
                <text:p>0.0500941869332256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538520200068324">
                <text:p>0.0538520200068324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528357417183175">
                <text:p>0.0528357417183175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484004451331326">
                <text:p>0.0484004451331326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450445361842474">
                <text:p>0.0450445361842474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630312715102892">
                <text:p>0.0630312715102892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479692585811119">
                <text:p>0.0479692585811119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513446665963197">
                <text:p>0.0513446665963197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440524361728656">
                <text:p>0.0440524361728656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446453470088253">
                <text:p>0.0446453470088253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517040204873086">
                <text:p>0.0517040204873086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493790015642971">
                <text:p>0.0493790015642971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458917847089279">
                <text:p>0.0458917847089279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423422208112599">
                <text:p>0.0423422208112599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43796281319622">
                <text:p>0.043796281319622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507728278730404">
                <text:p>0.0507728278730404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490925297938259">
                <text:p>0.0490925297938259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458930745920664">
                <text:p>0.0458930745920664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456334846644984">
                <text:p>0.0456334846644984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420841847183711">
                <text:p>0.0420841847183711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443546655752514">
                <text:p>0.0443546655752514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44607508786564">
                <text:p>0.044607508786564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377184084964294">
                <text:p>0.0377184084964294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372298620979559">
                <text:p>0.0372298620979559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363427317913122">
                <text:p>0.0363427317913122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372445188793165">
                <text:p>0.0372445188793165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479932600421874">
                <text:p>0.0479932600421874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369333754409218">
                <text:p>0.0369333754409218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425964944766869">
                <text:p>0.0425964944766869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339697006765949">
                <text:p>0.0339697006765949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352560077226168">
                <text:p>0.0352560077226168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385396613236132">
                <text:p>0.0385396613236132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366402294114082">
                <text:p>0.0366402294114082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343186806641509">
                <text:p>0.0343186806641509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357285308242457">
                <text:p>0.0357285308242457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399080101438459">
                <text:p>0.0399080101438459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345652569771189">
                <text:p>0.0345652569771189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385047588538426">
                <text:p>0.0385047588538426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381597263213769">
                <text:p>0.0381597263213769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353023410277894">
                <text:p>0.0353023410277894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307962032095283">
                <text:p>0.0307962032095283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324796596810068">
                <text:p>0.0324796596810068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313848468024913">
                <text:p>0.0313848468024913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370280018095906">
                <text:p>0.0370280018095906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320058848952536">
                <text:p>0.0320058848952536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309137038869776">
                <text:p>0.0309137038869776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374713745112604">
                <text:p>0.0374713745112604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328197033609838">
                <text:p>0.0328197033609838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303843574939332">
                <text:p>0.0303843574939332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316092516828989">
                <text:p>0.0316092516828989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315809586765647">
                <text:p>0.0315809586765647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372756031210407">
                <text:p>0.0372756031210407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321035072154256">
                <text:p>0.0321035072154256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292683749444296">
                <text:p>0.0292683749444296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304567792729211">
                <text:p>0.0304567792729211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296204961094215">
                <text:p>0.0296204961094215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398010805597512">
                <text:p>0.0398010805597512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304029978628284">
                <text:p>0.0304029978628284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342663170101957">
                <text:p>0.0342663170101957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283274460380415">
                <text:p>0.0283274460380415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275585775954169">
                <text:p>0.0275585775954169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274607431821095">
                <text:p>0.0274607431821095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281897028263804">
                <text:p>0.0281897028263804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28227687448827">
                <text:p>0.028227687448827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306317088211876">
                <text:p>0.0306317088211876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283131252627983">
                <text:p>0.0283131252627983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29311350523239">
                <text:p>0.029311350523239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272682481593633">
                <text:p>0.0272682481593633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271130528756099">
                <text:p>0.0271130528756099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284700432360342">
                <text:p>0.0284700432360342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388323167212419">
                <text:p>0.0388323167212419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30718381201494">
                <text:p>0.030718381201494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358228072284526">
                <text:p>0.0358228072284526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277580923080468">
                <text:p>0.0277580923080468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288174325678922">
                <text:p>0.0288174325678922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270045460965612">
                <text:p>0.0270045460965612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263631135266884">
                <text:p>0.0263631135266884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32825893734535">
                <text:p>0.032825893734535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26506500897433">
                <text:p>0.026506500897433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255724530597674">
                <text:p>0.0255724530597674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259017071962156">
                <text:p>0.0259017071962156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259233904025513">
                <text:p>0.0259233904025513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370645535797333">
                <text:p>0.0370645535797333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261527870970982">
                <text:p>0.0261527870970982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258132637620215">
                <text:p>0.0258132637620215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258401577651665">
                <text:p>0.0258401577651665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38170544002965">
                <text:p>0.038170544002965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290419464035171">
                <text:p>0.0290419464035171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649494723430606">
                <text:p>0.0649494723430606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33997478160091">
                <text:p>0.033997478160091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260906718925647">
                <text:p>0.0260906718925647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2691766594723">
                <text:p>0.02691766594723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254456744816652">
                <text:p>0.0254456744816652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255019522911075">
                <text:p>0.0255019522911075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250089762577877">
                <text:p>0.0250089762577877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252415000238094">
                <text:p>0.0252415000238094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247540061174676">
                <text:p>0.0247540061174676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251783597150689">
                <text:p>0.0251783597150689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300577093488524">
                <text:p>0.0300577093488524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276697474584962">
                <text:p>0.0276697474584962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248660630424696">
                <text:p>0.0248660630424696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393831830082146">
                <text:p>0.0393831830082146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27276096689495">
                <text:p>0.027276096689495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439633475920918">
                <text:p>0.0439633475920918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258040854605687">
                <text:p>0.0258040854605687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289642224533857">
                <text:p>0.0289642224533857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244009299656776">
                <text:p>0.0244009299656776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433448583448658">
                <text:p>0.0433448583448658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242098366617423">
                <text:p>0.0242098366617423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236721449304965">
                <text:p>0.0236721449304965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5074531976777">
                <text:p>0.05074531976777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0263915452033008">
                <text:p>0.0263915452033008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267259642265843">
                <text:p>0.0267259642265843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0237200952043988">
                <text:p>0.0237200952043988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234916249712204">
                <text:p>0.0234916249712204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0258109871132771">
                <text:p>0.0258109871132771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0248832281908643">
                <text:p>0.0248832281908643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0266022223263718">
                <text:p>0.0266022223263718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0239438982181029">
                <text:p>0.0239438982181029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0436125349536929">
                <text:p>0.0436125349536929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261475018302541">
                <text:p>0.0261475018302541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0229402637704719">
                <text:p>0.0229402637704719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0230265319964376">
                <text:p>0.0230265319964376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0243055932381056">
                <text:p>0.0243055932381056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0228962760802141">
                <text:p>0.0228962760802141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0235457183111737">
                <text:p>0.0235457183111737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0389754428614583">
                <text:p>0.0389754428614583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0402137976830863">
                <text:p>0.0402137976830863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035051083648619">
                <text:p>0.035051083648619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0387336233064043">
                <text:p>0.0387336233064043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237193734535285">
                <text:p>0.0237193734535285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0224917100284114">
                <text:p>0.0224917100284114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0216694630636786">
                <text:p>0.0216694630636786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0214189302617372">
                <text:p>0.0214189302617372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0210529014642189">
                <text:p>0.0210529014642189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0240891133246064">
                <text:p>0.0240891133246064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0298476926344697">
                <text:p>0.0298476926344697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0221718136318583">
                <text:p>0.0221718136318583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0216332411225803">
                <text:p>0.0216332411225803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238666146334118">
                <text:p>0.0238666146334118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474195833032076">
                <text:p>0.0474195833032076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0211501660329863">
                <text:p>0.0211501660329863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0192747952957268">
                <text:p>0.0192747952957268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0184028185462278">
                <text:p>0.0184028185462278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0391684342213296">
                <text:p>0.0391684342213296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0206770520001658">
                <text:p>0.0206770520001658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0411512217172436">
                <text:p>0.0411512217172436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0346484849564773">
                <text:p>0.0346484849564773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03280390260437">
                <text:p>0.03280390260437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023450063019777">
                <text:p>0.023450063019777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191422557136745">
                <text:p>0.0191422557136745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0325547826984393">
                <text:p>0.0325547826984393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0190097254468676">
                <text:p>0.0190097254468676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0174156829202526">
                <text:p>0.0174156829202526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0391469969521569">
                <text:p>0.0391469969521569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0386070123759443">
                <text:p>0.0386070123759443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023516331305934">
                <text:p>0.023516331305934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0246042559934165">
                <text:p>0.0246042559934165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0205961664592045">
                <text:p>0.0205961664592045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0157307690465912">
                <text:p>0.0157307690465912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182889760528514">
                <text:p>0.0182889760528514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0152313384284924">
                <text:p>0.0152313384284924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015129989417337">
                <text:p>0.015129989417337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0213915771501235">
                <text:p>0.0213915771501235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226924247050232">
                <text:p>0.0226924247050232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0151768951392762">
                <text:p>0.0151768951392762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0148176075311061">
                <text:p>0.0148176075311061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0145826227821929">
                <text:p>0.0145826227821929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0145231343708563">
                <text:p>0.0145231343708563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0144141826899969">
                <text:p>0.0144141826899969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143956667832762">
                <text:p>0.0143956667832762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019777195899724">
                <text:p>0.019777195899724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147281723603272">
                <text:p>0.0147281723603272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0150455783801469">
                <text:p>0.0150455783801469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014258088068604">
                <text:p>0.014258088068604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0357112400691494">
                <text:p>0.0357112400691494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0158722625417488">
                <text:p>0.0158722625417488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0142916566988408">
                <text:p>0.0142916566988408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0212601954313323">
                <text:p>0.0212601954313323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015027793193619">
                <text:p>0.015027793193619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172146473919779">
                <text:p>0.0172146473919779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0138205381711428">
                <text:p>0.0138205381711428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0202827867221352">
                <text:p>0.0202827867221352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0144624877726115">
                <text:p>0.0144624877726115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139275011591332">
                <text:p>0.0139275011591332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3204591178549">
                <text:p>0.03204591178549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274165406737992">
                <text:p>0.0274165406737992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144847736808981">
                <text:p>0.0144847736808981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3613816957008">
                <text:p>0.03613816957008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027099434967382">
                <text:p>0.027099434967382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226684609335284">
                <text:p>0.0226684609335284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0154107587616526">
                <text:p>0.0154107587616526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0236423065227983">
                <text:p>0.0236423065227983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0254099396050423">
                <text:p>0.0254099396050423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0145029298528698">
                <text:p>0.0145029298528698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137570516867299">
                <text:p>0.0137570516867299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0133960646959939">
                <text:p>0.0133960646959939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0131966442204999">
                <text:p>0.0131966442204999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0127981056863149">
                <text:p>0.0127981056863149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0122327864648587">
                <text:p>0.0122327864648587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120368917928672">
                <text:p>0.0120368917928672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0118946729295523">
                <text:p>0.0118946729295523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011787404494974">
                <text:p>0.011787404494974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0117055864349724">
                <text:p>0.0117055864349724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011637273175636">
                <text:p>0.011637273175636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0115780979961873">
                <text:p>0.0115780979961873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0115245523475241">
                <text:p>0.0115245523475241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0114752053985315">
                <text:p>0.0114752053985315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0114290568396468">
                <text:p>0.0114290568396468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0113854876132739">
                <text:p>0.0113854876132739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113440992728873">
                <text:p>0.0113440992728873</text:p>
              </table:table-cell>
              <table:table-cell office:value-type="float" office:value="0.939516129032258">
                <text:p>0.939516129032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